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This year some students of the combined Transition year groups are participating to achieve the Gaisce Bronze award this year . There are three categories in which all students must complete.Personal which includes working on personal achievements or goals such as debating, Community work like volunteering in a charity shop and Physical work which<text:s text:c="2"/>includes sports or recreational activities.Everybody is really excited to join and dive into the fun .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